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/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P4" style:family="paragraph" style:parent-style-name="Text_20_body_20__28_user_29_">
      <style:paragraph-properties fo:text-align="justify" style:justify-single-word="false"/>
      <style:text-properties fo:color="#000000" style:font-name="Arial1" fo:font-size="10pt" officeooo:paragraph-rsid="0047084d" style:font-size-asian="10pt" style:font-size-complex="10pt"/>
    </style:style>
    <style:style style:name="P5" style:family="paragraph" style:parent-style-name="Text_20_body_20__28_user_29_">
      <style:paragraph-properties fo:text-align="center" style:justify-single-word="false"/>
      <style:text-properties fo:color="#000000" style:font-name="Arial1" fo:font-size="10pt" fo:font-weight="bold" officeooo:paragraph-rsid="0047084d" style:font-size-asian="10pt" style:font-weight-asian="bold" style:font-size-complex="10pt" style:font-weight-complex="bold"/>
    </style:style>
    <style:style style:name="P6" style:family="paragraph" style:parent-style-name="Text_20_body_20__28_user_29_">
      <style:paragraph-properties fo:text-align="justify" style:justify-single-word="false"/>
      <style:text-properties officeooo:paragraph-rsid="0047084d"/>
    </style:style>
    <style:style style:name="P7" style:family="paragraph" style:parent-style-name="Text_20_body_20__28_user_29_">
      <style:paragraph-properties fo:text-align="justify" style:justify-single-word="false"/>
      <style:text-properties officeooo:paragraph-rsid="005740e5"/>
    </style:style>
    <style:style style:name="P8" style:family="paragraph" style:parent-style-name="Text_20_body_20__28_user_29_">
      <style:paragraph-properties fo:text-align="justify" style:justify-single-word="false"/>
      <style:text-properties officeooo:paragraph-rsid="0047084d" fo:background-color="transparent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officeooo:rsid="0045ec7f" officeooo:paragraph-rsid="0009140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text-align="justify" style:justify-single-word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091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.212cm" loext:contextual-spacing="false" fo:text-align="justify" style:justify-single-word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13cf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000000" style:font-name="Arial1" fo:font-size="10pt" officeooo:paragraph-rsid="0056ba92" style:font-size-asian="10pt" style:font-size-complex="10pt"/>
    </style:style>
    <style:style style:name="P13" style:family="paragraph" style:parent-style-name="Text_20_body_20__28_user_29_">
      <style:paragraph-properties fo:margin-top="0cm" fo:margin-bottom="0.21cm" loext:contextual-spacing="false" fo:line-height="100%" fo:text-align="center" style:justify-single-word="false"/>
      <style:text-properties fo:color="#000000" style:font-name="Arial1" fo:font-size="10pt" fo:letter-spacing="-0.004cm" fo:font-weight="bold" officeooo:paragraph-rsid="0056ba92" style:font-size-asian="10pt" style:font-weight-asian="bold" style:font-name-complex="Arial4" style:font-size-complex="10pt" style:font-weight-complex="bold"/>
    </style:style>
    <style:style style:name="P14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1" fo:font-size="10pt" officeooo:paragraph-rsid="0056ba92" style:font-size-asian="10pt" style:font-name-complex="Arial4" style:font-size-complex="10pt"/>
    </style:style>
    <style:style style:name="P15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" fo:font-size="13pt" fo:font-style="italic" fo:font-weight="bold" officeooo:rsid="005740e5" officeooo:paragraph-rsid="005740e5" style:letter-kerning="true" style:font-name-asian="SimSun" style:font-size-asian="13pt" style:language-asian="zh" style:country-asian="CN" style:font-style-asian="italic" style:font-weight-asian="bold" style:font-name-complex="Lucida Sans1" style:font-size-complex="13pt" style:language-complex="hi" style:country-complex="IN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style:font-name="Arial1" fo:font-size="10pt" style:font-size-asian="10pt" style:font-size-complex="10pt"/>
    </style:style>
    <style:style style:name="T2" style:family="text">
      <style:text-properties fo:color="#000000" style:font-name="Arial1" fo:font-size="10pt" officeooo:rsid="005d6e08" style:font-size-asian="10pt" style:font-size-complex="10pt"/>
    </style:style>
    <style:style style:name="T3" style:family="text">
      <style:text-properties fo:color="#000000" style:font-name="Arial1" fo:font-size="10pt" officeooo:rsid="005e0503" style:font-size-asian="10pt" style:font-size-complex="10pt"/>
    </style:style>
    <style:style style:name="T4" style:family="text">
      <style:text-properties fo:color="#000000" style:font-name="Arial1" fo:font-size="10pt" officeooo:rsid="0060d496" style:font-size-asian="10pt" style:font-size-complex="10pt"/>
    </style:style>
    <style:style style:name="T5" style:family="text">
      <style:text-properties fo:color="#000000" style:font-name="Arial1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00" style:text-outline="false" style:text-line-through-style="none" style:text-line-through-type="none" style:font-name="Arial3" fo:font-size="10pt" fo:letter-spacing="-0.004cm" fo:language="es" fo:country="ES" fo:font-style="normal" fo:text-shadow="none" style:text-underline-style="none" fo:font-weight="bold" officeooo:rsid="0024a0da" style:letter-kerning="true" style:text-blinking="false" fo:background-color="transparent" loext:char-shading-value="0" style:font-name-asian="SimSun" style:font-size-asian="10pt" style:language-asian="zh" style:country-asian="CN" style:font-style-asian="italic" style:font-weight-asian="bold" style:font-name-complex="Lucida Sans1" style:font-size-complex="10pt" style:language-complex="hi" style:country-complex="IN" style:font-style-complex="normal" style:font-weight-complex="bold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2" fo:font-size="10pt" fo:letter-spacing="-0.004cm" fo:language="es" fo:country="ES" fo:font-style="normal" fo:text-shadow="none" style:text-underline-style="none" fo:font-weight="normal" officeooo:rsid="00040fc1" style:letter-kerning="true" style:text-blinking="false" fo:background-color="transparent" loext:char-shading-value="0" style:font-name-asian="Verdana" style:font-size-asian="10pt" style:language-asian="zh" style:country-asian="CN" style:font-style-asian="normal" style:font-weight-asian="normal" style:font-name-complex="Arial1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officeooo:rsid="005195d8"/>
    </style:style>
    <style:style style:name="T9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10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11" style:family="text">
      <style:text-properties style:font-name="Arial2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12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13" style:family="text">
      <style:text-properties fo:font-weight="bold" officeooo:rsid="00149f96" style:font-weight-asian="bold" style:font-weight-complex="bold"/>
    </style:style>
    <style:style style:name="T14" style:family="text">
      <style:text-properties fo:color="#000000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ROVIDENCIA DE $$ALCALDIA$$</text:p>
      <text:p text:style-name="P9"/>
      <text:p text:style-name="P11">Número de expediente: $$V_NUMEXP$$</text:p>
      <text:p text:style-name="P11">Nombre del expediente: $$V_TITULOEXP$$</text:p>
      <text:p text:style-name="P10">Fecha: $$DIA_SISTEMA$$ <text:span text:style-name="T8">de </text:span>$$MES_SISTEMA$$ <text:span text:style-name="T8">de </text:span>$$EJERCICIO_SISTEMA$$</text:p>
      <text:p text:style-name="P10"/>
      <text:p text:style-name="P7"><text:span text:style-name="T1">Vista la propuesta emitida por $$NOMBRE_FUN_N$$ que manifiesta </text:span><text:span text:style-name="T3">la</text:span><text:span text:style-name="T1"> necesidad de autorizar un anticipo de caja fija por importe de $$IMP_FON_CF$$ euros a fin de atender los gastos de </text:span><text:span text:style-name="Fuente_20_de_20_párrafo_20_predeter."><text:span text:style-name="T6"><text:script script:language="JOOScript">[#if DIETA_LOC_OFI_CON_OTR_label??][#assign DIETA_LOC_OFI_CON_OTR=DIETA_LOC_OFI_CON_OTR_label][/#if]</text:script></text:span></text:span><text:span text:style-name="Fuente_20_de_20_párrafo_20_predeter."><text:span text:style-name="T7"><text:text-input text:description="JOOScript">${(DIETA_LOC_OFI_CON_OTR)!}</text:text-input></text:span></text:span><text:span text:style-name="T1">, atenciones corrientes de carácter periódico o repetitivo de acuerdo a las </text:span><text:span text:style-name="T4">b</text:span><text:span text:style-name="T1">ases de </text:span><text:span text:style-name="T4">e</text:span><text:span text:style-name="T1">jecución </text:span><text:span text:style-name="T2">del </text:span><text:span text:style-name="T4">p</text:span><text:span text:style-name="T2">resupuesto</text:span><text:span text:style-name="T1">.</text:span></text:p>
      <text:p text:style-name="P5">DISPONGO</text:p>
      <text:p text:style-name="P5"/>
      <text:p text:style-name="P8"><text:span text:style-name="T5">PRIMERO.- </text:span><text:span text:style-name="T1">Que se inicie el expediente para autorizar los pagos a justificar referidos.</text:span></text:p>
      <text:p text:style-name="P6"><text:span text:style-name="T5">SEGUNDO. -</text:span><text:span text:style-name="T1">Que se remita el expediente completo a Intervención para su fiscalización.</text:span></text:p>
      <text:p text:style-name="P4"/>
      <text:p text:style-name="P12"/>
      <text:p text:style-name="P14"><text:span text:style-name="Fuente_20_de_20_párrafo_20_predeter."><text:span text:style-name="T12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10"><text:text-input text:description="JOOScript">${(FIRMANTES_FDO_AUXILIAR)!}</text:text-input></text:span></text:span><text:span text:style-name="T13"><text:s/></text:span><text:span text:style-name="Fuente_20_de_20_párrafo_20_predeter."><text:span text:style-name="T9"><text:text-input text:description="JOOScript">${(FIRMANTES_AUXILIAR)!}</text:text-input></text:span></text:span><text:span text:style-name="Fuente_20_de_20_párrafo_20_predeter."><text:span text:style-name="T9"><text:s/></text:span></text:span></text:p>
      <text:p text:style-name="P13"><text:span text:style-name="Fuente_20_de_20_párrafo_20_predeter."><text:span text:style-name="T11"><text:text-input text:description="JOOScript">${(FIRMANTE_DELEGACION_AUXILIAR)!}</text:text-input></text:span></text:span><text:span text:style-name="Fuente_20_de_20_párrafo_20_predeter."><text:span text:style-name="T11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/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es" fo:country="E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alibri2" style:font-family-asian="Calibri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vertical-align="auto"/>
      <style:text-properties style:font-name="Calibri" fo:font-family="Calibri" style:font-family-generic="roman" style:font-pitch="variable" fo:font-size="12pt" fo:language="es" fo:country="ES" style:font-name-asian="Calibri2" style:font-family-asian="Calibri" style:font-family-generic-asian="system" style:font-pitch-asian="variable" style:font-size-asian="12pt" style:language-asian="zh" style:country-asian="CN" style:font-name-complex="Calibri2" style:font-family-complex="Calibri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ie_20_de_20_página_20_Car" style:display-name="Pie de página Car" style:family="text" style:parent-style-name="Default_20_Paragraph_20_Font"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MP3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MP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T1" style:family="text">
      <style:text-properties fo:color="#000000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$$DIRECCION_AYTO$$</text:p>
        <text:p text:style-name="MP2">$$TELEFONO_AYTO$$</text:p>
        <text:p text:style-name="MP3"><draw:frame text:anchor-type="paragraph" draw:z-index="0" draw:name="Forma1" draw:style-name="Mgr1" draw:text-style-name="MP4" svg:width="6.407cm" svg:height="1.38cm" draw:transform="rotate (1.5707963267949) translate (-0.947208333333333cm 24.1352916666667cm)"><draw:text-box><text:p><text:span text:style-name="MT1">$$ID_PROCED$$</text:span></text:p></draw:text-box></draw:frame>$$WEB_AYTO$$</text:p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35</meta:editing-cycles>
    <meta:creation-date>2019-09-19T17:33:12.258000000</meta:creation-date>
    <meta:editing-duration>PT6H10M16S</meta:editing-duration>
    <meta:generator>LibreOffice/6.4.4.2$Windows_X86_64 LibreOffice_project/3d775be2011f3886db32dfd395a6a6d1ca2630ff</meta:generator>
    <dc:date>2021-03-25T11:43:16.776000000</dc:date>
    <meta:document-statistic meta:table-count="0" meta:image-count="0" meta:object-count="0" meta:page-count="1" meta:paragraph-count="16" meta:word-count="108" meta:character-count="871" meta:non-whitespace-character-count="786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